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4000001047CB6F8221CABB6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2" style:family="table">
      <style:table-properties style:width="17.993cm" table:align="left"/>
    </style:style>
    <style:style style:name="Tableau2.A" style:family="table-column">
      <style:table-column-properties style:column-width="1.522cm"/>
    </style:style>
    <style:style style:name="Tableau2.B" style:family="table-column">
      <style:table-column-properties style:column-width="7.123cm"/>
    </style:style>
    <style:style style:name="Tableau2.C" style:family="table-column">
      <style:table-column-properties style:column-width="9.349cm"/>
    </style:style>
    <style:style style:name="Tableau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" style:family="table">
      <style:table-properties style:width="17.993cm" table:align="left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633cm"/>
    </style:style>
    <style:style style:name="Tableau3.C" style:family="table-column">
      <style:table-column-properties style:column-width="1.743cm"/>
    </style:style>
    <style:style style:name="Tableau3.D" style:family="table-column">
      <style:table-column-properties style:column-width="13.074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Standard">
      <style:text-properties officeooo:paragraph-rsid="00171e13"/>
    </style:style>
    <style:style style:name="P17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18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19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20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2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23" style:family="paragraph" style:parent-style-name="_35__20_Texte">
      <style:paragraph-properties fo:text-align="justify" style:justify-single-word="false"/>
      <style:text-properties style:font-name="Arial Narrow2" style:font-name-asian="Nimbus Sans L" style:font-name-complex="Nimbus Sans L"/>
    </style:style>
    <style:style style:name="P24" style:family="paragraph" style:parent-style-name="_35__20_Texte">
      <style:paragraph-properties fo:text-align="justify" style:justify-single-word="false"/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officeooo:rsid="001ab767" officeooo:paragraph-rsid="001cf7f3"/>
    </style:style>
    <style:style style:name="P26" style:family="paragraph" style:parent-style-name="Table_20_Contents">
      <style:paragraph-properties fo:text-align="justify" style:justify-single-word="false"/>
      <style:text-properties officeooo:rsid="001cf7f3" officeooo:paragraph-rsid="001cf7f3"/>
    </style:style>
    <style:style style:name="P27" style:family="paragraph" style:parent-style-name="Table_20_Contents">
      <style:paragraph-properties fo:text-align="justify" style:justify-single-word="false"/>
      <style:text-properties officeooo:rsid="0019520a" officeooo:paragraph-rsid="001cf7f3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paragraph-rsid="001cf7f3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paragraph-rsid="001ea704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officeooo:paragraph-rsid="001cf7f3"/>
    </style:style>
    <style:style style:name="P31" style:family="paragraph" style:parent-style-name="Table_20_Contents">
      <style:paragraph-properties fo:text-align="justify" style:justify-single-word="false"/>
      <style:text-properties officeooo:paragraph-rsid="001ea704"/>
    </style:style>
    <style:style style:name="P32" style:family="paragraph" style:parent-style-name="Table_20_Contents">
      <style:paragraph-properties fo:text-align="justify" style:justify-single-word="false"/>
      <style:text-properties officeooo:paragraph-rsid="00241aee"/>
    </style:style>
    <style:style style:name="P33" style:family="paragraph" style:parent-style-name="Table_20_Contents">
      <style:paragraph-properties fo:text-align="justify" style:justify-single-word="false"/>
      <style:text-properties officeooo:paragraph-rsid="0025b3b5"/>
    </style:style>
    <style:style style:name="P34" style:family="paragraph" style:parent-style-name="_31__20_Titre_20_1">
      <style:paragraph-properties fo:text-align="justify" style:justify-single-word="false"/>
      <style:text-properties style:font-name="Arial Narrow2" officeooo:paragraph-rsid="001ea704"/>
    </style:style>
    <style:style style:name="P35" style:family="paragraph" style:parent-style-name="_31__20_Titre_20_1" style:master-page-name="_5f_LNA_20_Document_20_Portrait">
      <style:paragraph-properties fo:text-align="justify" style:justify-single-word="false" style:page-number="auto"/>
      <style:text-properties style:font-name="Arial Narrow2"/>
    </style:style>
    <style:style style:name="P36" style:family="paragraph" style:parent-style-name="_32__20_Titre_20_2">
      <style:paragraph-properties fo:text-align="justify" style:justify-single-word="false"/>
      <style:text-properties style:font-name="Arial Narrow2" fo:font-size="11pt" fo:font-style="normal" style:text-underline-style="none" fo:font-weight="bold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37" style:family="paragraph" style:parent-style-name="_32__20_Titre_20_2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officeooo:rsid="001b1dc6" officeooo:paragraph-rsid="001cf7f3"/>
    </style:style>
    <style:style style:name="P39" style:family="paragraph" style:parent-style-name="Standard">
      <style:paragraph-properties fo:text-align="justify" style:justify-single-word="false"/>
      <style:text-properties style:font-name="Arial Narrow2" officeooo:paragraph-rsid="001cf7f3" style:font-name-asian="Nimbus Sans L" style:font-name-complex="Nimbus Sans L"/>
    </style:style>
    <style:style style:name="P40" style:family="paragraph" style:parent-style-name="Standard">
      <style:paragraph-properties fo:text-align="justify" style:justify-single-word="false"/>
      <style:text-properties officeooo:paragraph-rsid="001cf7f3"/>
    </style:style>
    <style:style style:name="P41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 officeooo:rsid="0019520a" officeooo:paragraph-rsid="0019520a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officeooo:rsid="0020a5ec" fo:background-color="#e6e6ff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1ea704" style:font-name-asian="Nimbus Sans L" style:font-name-complex="Nimbus Sans L"/>
    </style:style>
    <style:style style:name="T15" style:family="text">
      <style:text-properties style:text-underline-style="solid" style:text-underline-width="auto" style:text-underline-color="font-color" officeooo:rsid="0022436a" style:font-name-asian="Nimbus Sans L" style:font-name-complex="Nimbus Sans L"/>
    </style:style>
    <style:style style:name="T16" style:family="text">
      <style:text-properties style:text-underline-style="none"/>
    </style:style>
    <style:style style:name="T17" style:family="text">
      <style:text-properties style:font-name="Arial Narrow2" style:text-underline-style="none" style:font-name-asian="Nimbus Sans L" style:font-name-complex="Nimbus Sans L"/>
    </style:style>
    <style:style style:name="T18" style:family="text">
      <style:text-properties style:font-name="Arial Narrow2" style:font-name-asian="Nimbus Sans L" style:font-name-complex="Nimbus Sans L"/>
    </style:style>
    <style:style style:name="T19" style:family="text">
      <style:text-properties officeooo:rsid="0019520a"/>
    </style:style>
    <style:style style:name="T20" style:family="text">
      <style:text-properties officeooo:rsid="001ab767"/>
    </style:style>
    <style:style style:name="T21" style:family="text">
      <style:text-properties officeooo:rsid="001b1dc6"/>
    </style:style>
    <style:style style:name="T22" style:family="text">
      <style:text-properties officeooo:rsid="0022e4b3"/>
    </style:style>
    <style:style style:name="T23" style:family="text">
      <style:text-properties officeooo:rsid="0025b3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P2019 : Cybersécurité</text:p>
      <text:p text:style-name="P18">Groupe <text:span text:style-name="T19">6</text:span><text:keywords/></text:p>
      <text:p text:style-name="P18"><text:description/></text:p>
      <text:p text:style-name="Standard"/>
      <text:p text:style-name="P19"/>
      <text:p text:style-name="P20">Dossier des tests d'intégrations</text:p>
      <text:p text:style-name="P19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1- Intégration 1 : Description<text:tab/>2</text:p>
          <text:p text:style-name="P22">1.1 - <text:s/>Procédure de test<text:tab/>2</text:p>
          <text:p text:style-name="P22">1.2 - <text:s/>Rapport d'exécution<text:tab/>2</text:p>
          <text:p text:style-name="P21">2 - <text:s/>Intégration 2 : ...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35" text:outline-level="1" text:is-list-header="true"><text:span text:style-name="T12">1-</text:span><text:span text:style-name="T16"> </text:span><text:span text:style-name="T12">Intégration 1 : </text:span><text:span text:style-name="T13"><text:s/></text:span><text:span text:style-name="T14">Test du réseau </text:span><text:span text:style-name="T15">LAN</text:span></text:h>
      <text:h text:style-name="P37" text:outline-level="2"><text:span text:style-name="T16"><text:s/></text:span>Procédure de test</text:h>
      <text:p text:style-name="P2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0">Id.</text:p>
          </table:table-cell>
          <table:table-cell table:style-name="Tableau2.A1" office:value-type="string">
            <text:p text:style-name="P30"><text:span text:style-name="T20">Architecture réseau </text:span>testée</text:p>
            <text:p text:style-name="P30">Description Somma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27">Procédure de test</text:p>
                </table:table-cell>
              </table:table-row>
              <table:table-row>
                <table:table-cell table:style-name="Tableau2.C1.1.2" office:value-type="string">
                  <text:p text:style-name="P30">Résultats attendus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8">U1.0</text:p>
          </table:table-cell>
          <table:table-cell table:style-name="Tableau2.B3" office:value-type="string">
            <text:p text:style-name="P25">PC1 du réseau LAN accède à Internet en passant par <text:s/>le <text:span text:style-name="T21">pare-feu</text:span> IPF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2.1.1" office:value-type="string">
                  <text:p text:style-name="P26">Traceroute 8.8.8.8</text:p>
                </table:table-cell>
              </table:table-row>
              <table:table-row>
                <table:table-cell table:style-name="Tableau2.C2.1.2" office:value-type="string">
                  <text:p text:style-name="P30">ipfire.localdomain (192.168.0.1) * * *</text:p>
                  <text:p text:style-name="P30">google-public-dns-a.google.com (8.8.8.8)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8">U1.1</text:p>
          </table:table-cell>
          <table:table-cell table:style-name="Tableau2.B3" office:value-type="string">
            <text:p text:style-name="P38">Un PC branché au réseau LAN reçoit une adresse fournie par le pare-feu IPFire</text:p>
            <text:p text:style-name="P40"/>
          </table:table-cell>
          <table:table-cell>
            <table:table table:is-sub-table="true">
              <table:table-column table:style-name="Tableau2.C"/>
              <table:table-row>
                <table:table-cell table:style-name="Tableau2.C3.1.1" office:value-type="string">
                  <text:p text:style-name="P26">ifconfig</text:p>
                </table:table-cell>
              </table:table-row>
              <table:table-row>
                <table:table-cell table:style-name="Tableau2.C3.1.2" office:value-type="string">
                  <text:p text:style-name="P26">Le PC tout juste branché <text:span text:style-name="T22">doit recevoir </text:span>une adresse IP entre 192.168.<text:span text:style-name="T23">0</text:span>.<text:span text:style-name="T23">2</text:span> <text:span text:style-name="T22">&amp; <text:s/>192.168.0.254</text:span></text:p>
                </table:table-cell>
              </table:table-row>
            </table:table>
          </table:table-cell>
        </table:table-row>
      </table:table>
      <text:p text:style-name="P39"/>
      <text:h text:style-name="P37" text:outline-level="2"><text:span text:style-name="T17"><text:s/></text:span><text:span text:style-name="T18">Rapport d'exécution</text:span></text:h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1">Id.</text:p>
          </table:table-cell>
          <table:table-cell table:style-name="Tableau3.A1" office:value-type="string">
            <text:p text:style-name="P31">OK</text:p>
          </table:table-cell>
          <table:table-cell table:style-name="Tableau3.A1" office:value-type="string">
            <text:p text:style-name="P31">!OK</text:p>
          </table:table-cell>
          <table:table-cell table:style-name="Tableau3.D1" office:value-type="string">
            <text:p text:style-name="P31">Observations</text:p>
          </table:table-cell>
        </table:table-row>
        <table:table-row>
          <table:table-cell table:style-name="Tableau3.A3" office:value-type="string">
            <text:p text:style-name="P29">U1.0</text:p>
          </table:table-cell>
          <table:table-cell table:style-name="Tableau3.B3" office:value-type="string">
            <text:p text:style-name="P31">*</text:p>
          </table:table-cell>
          <table:table-cell table:style-name="Tableau3.C3" office:value-type="string">
            <text:p text:style-name="P31"/>
          </table:table-cell>
          <table:table-cell table:style-name="Tableau3.D3" office:value-type="string">
            <text:p text:style-name="P31">ipfire.localdomain (192.168.0.1) <text:s/>0.508 ms <text:s/>0.494 ms <text:s/>0.480 ms</text:p>
            <text:p text:style-name="P31">10.3.2.1 (10.3.2.1) <text:s/>1.161 ms <text:s/>2.581 ms <text:s/>2.575 ms</text:p>
            <text:p text:style-name="P31">google-public-dns-a.google.com (8.8.8.8) <text:s/>9.972 ms <text:s/>10.323 ms <text:s/>10.312 ms</text:p>
          </table:table-cell>
        </table:table-row>
        <table:table-row>
          <table:table-cell table:style-name="Tableau3.A3" office:value-type="string">
            <text:p text:style-name="P29">U1.1</text:p>
          </table:table-cell>
          <table:table-cell table:style-name="Tableau3.B3" office:value-type="string">
            <text:p text:style-name="P31">*</text:p>
          </table:table-cell>
          <table:table-cell table:style-name="Tableau3.C3" office:value-type="string">
            <text:p text:style-name="P31"/>
          </table:table-cell>
          <table:table-cell table:style-name="Tableau3.D3" office:value-type="string">
            <text:p text:style-name="P33">L<text:span text:style-name="T22">e PC reçoit une adresse IP dynamique 192.168.0.2 &amp; <text:s/>192.168.0.254</text:span></text:p>
            <text:p text:style-name="P32">inet 192.168.0.5 <text:s/>netmask 255.255.255.0 <text:s/>broadcast 192.168.0.255</text:p>
          </table:table-cell>
        </table:table-row>
      </table:table>
      <text:h text:style-name="P34" text:outline-level="1"><text:span text:style-name="T16"><text:s/></text:span><text:span text:style-name="T12">Intégration 2 : </text:span><text:span text:style-name="T13"><text:s/>...</text:span></text:h>
      <text:h text:style-name="P36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T11" style:family="text">
      <style:text-properties officeooo:rsid="0020a5ec"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BTS-SN_E6.2_Dossier_des_tests_integrations.odt</text:file-name><text:tab/>- <text:print-date style:data-style-name="N30"/><text:s/>-<text:tab/>Page <text:page-number text:select-page="current">0</text:page-number><text:s/>/ <text:page-count style:num-format="1">2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1T17:02:34.773191967">21 mars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2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text:span text:style-name="MT11">6</text:span></text:p>
      </style:header>
      <style:footer>
        <text:p text:style-name="MP11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1T17:02:34.775394732">21 mars 19</text:date></text:span><text:span text:style-name="MT8"><text:s/>-<text:tab/>Page </text:span><text:span text:style-name="MT8"><text:page-number text:select-page="current">2</text:page-number></text:span><text:span text:style-name="MT8"><text:s/>/ </text:span><text:span text:style-name="MT8"><text:page-count style:num-format="1">2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1T17:02:34.777291975">21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2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1T17:02:34.780463478">21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12</meta:editing-cycles>
    <meta:editing-duration>PT21M25S</meta:editing-duration>
    <meta:initial-creator>Philippe MERCIER</meta:initial-creator>
    <dc:date>2019-03-21T16:58:09.888484351</dc:date>
    <meta:document-statistic meta:table-count="3" meta:image-count="1" meta:object-count="0" meta:page-count="2" meta:paragraph-count="58" meta:word-count="265" meta:character-count="1748" meta:non-whitespace-character-count="1512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../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